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3">
      <style:paragraph-properties fo:margin-top="0in" fo:margin-bottom="0in"/>
    </style:style>
    <style:style style:name="P29" style:family="paragraph" style:parent-style-name="Text_20_body" style:list-style-name="L4">
      <style:paragraph-properties fo:margin-top="0in" fo:margin-bottom="0in"/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5">
      <style:paragraph-properties fo:margin-top="0in" fo:margin-bottom="0in"/>
    </style:style>
    <style:style style:name="P58" style:family="paragraph" style:parent-style-name="Text_20_body" style:list-style-name="L6">
      <style:paragraph-properties fo:margin-top="0in" fo:margin-bottom="0in"/>
    </style:style>
    <style:style style:name="P59" style:family="paragraph" style:parent-style-name="Text_20_body" style:list-style-name="L7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21845*"/>
    </style:style>
    <style:style style:name="Table1.B" style:family="table-column">
      <style:table-column-properties style:rel-column-width="21845*"/>
    </style:style>
    <style:style style:name="Table1.C" style:family="table-column">
      <style:table-column-properties style:rel-column-width="21845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21845*"/>
    </style:style>
    <style:style style:name="Table4.B" style:family="table-column">
      <style:table-column-properties style:rel-column-width="21845*"/>
    </style:style>
    <style:style style:name="Table4.C" style:family="table-column">
      <style:table-column-properties style:rel-column-width="21845*"/>
    </style:style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32767*"/>
    </style:style>
    <style:style style:name="Table5.B" style:family="table-column">
      <style:table-column-properties style:rel-column-width="32767*"/>
    </style:style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32767*"/>
    </style:style>
    <style:style style:name="Table8.B" style:family="table-column">
      <style:table-column-properties style:rel-column-width="32767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</office:automatic-styles>
  <office:body>
    <office:text>
      <text:p text:style-name="Title">FireTodo — Flutter Port of a SwiftUI/Firebase Todo Application</text:p>
      <text:p text:style-name="Subtitle">Project Report</text:p>
      <text:p text:style-name="Author">Engineering Team</text:p>
      <text:p text:style-name="Date">2026-04-18</text:p>
      <text:table-of-content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executive-summary"/>Executive Summary<text:bookmark-end text:name="executive-summary"/></text:h>
      <text:p text:style-name="First_20_paragraph">FireTodo is a simple but architecturally complete task-management application. Its original implementation, released in 2019 by Suguru Kishimoto, served as a reference for combining three then-new technologies on Apple platforms: <text:span text:style-name="T1">SwiftUI</text:span> for declarative UI, <text:span text:style-name="T1">Combine</text:span> for reactive data, and <text:span text:style-name="T1">ReSwift</text:span> for Redux-style state management, with <text:span text:style-name="T1">Firebase Authentication</text:span> and <text:span text:style-name="T1">Cloud Firestore</text:span> as the backend.</text:p>
      <text:p text:style-name="Text_20_body">This report describes a port of that application to <text:span text:style-name="T1">Flutter</text:span>, targeting Android. The port preserves the Redux architecture and the Firebase data model of the original, but replaces every Apple-specific component with its Dart/Flutter equivalent. The finished Android APK was successfully built and installed on a physical test device (Android 15).</text:p>
      <text:p text:style-name="Text_20_body">The deliverable demonstrates that a SwiftUI+ReSwift codebase can be translated to Flutter with minimal semantic loss, and that Flutter’s widget system is a natural fit for Redux-driven UIs through the <text:span text:style-name="Source_Text">flutter_redux</text:span> package.</text:p>
      <text:p text:style-name="Horizontal_20_Line"/>
      <text:h text:style-name="Heading_20_1" text:outline-level="1"><text:bookmark-start text:name="background"/>1. Background<text:bookmark-end text:name="background"/></text:h>
      <text:h text:style-name="Heading_20_2" text:outline-level="2"><text:bookmark-start text:name="the-original-application"/>1.1 The Original Application<text:bookmark-end text:name="the-original-application"/></text:h>
      <text:p text:style-name="First_20_paragraph">The source project, <text:span text:style-name="Source_Text">sgr-ksmt/FireTodo</text:span>, is an iOS app written in <text:span text:style-name="T1">Swift 5.1</text:span> for iOS 13 using <text:span text:style-name="T1">Xcode 11</text:span>. It implements a per-user task list with the following features:</text:p>
      <text:list text:style-name="L1">
        <text:list-item>
          <text:p text:style-name="P1">Anonymous user sign-up with a chosen username.</text:p>
        </text:list-item>
        <text:list-item>
          <text:p text:style-name="P1">Live-updating list of tasks ordered by most recently edited.</text:p>
        </text:list-item>
        <text:list-item>
          <text:p text:style-name="P1">Create, edit, delete, and toggle-complete operations.</text:p>
        </text:list-item>
        <text:list-item>
          <text:p text:style-name="P1">Four accent colors per task (red, blue, green, gray).</text:p>
        </text:list-item>
        <text:list-item>
          <text:p text:style-name="P1">A profile screen with a sign-out action.</text:p>
        </text:list-item>
        <text:list-item>
          <text:p text:style-name="P1">Full support for iOS light and dark mode.</text:p>
        </text:list-item>
      </text:list>
      <text:p text:style-name="First_20_paragraph">The project was explicitly written as a teaching sample, showing how the three ingredients — SwiftUI, Combine, and ReSwift — combine to produce a small but non-trivial production-style app. It uses <text:span text:style-name="T1">FireSnapshot</text:span>, a Codable-based wrapper around Firestore, for all database access.</text:p>
      <text:h text:style-name="Heading_20_2" text:outline-level="2"><text:bookmark-start text:name="motivation-for-a-flutter-port"/>1.2 Motivation for a Flutter Port<text:bookmark-end text:name="motivation-for-a-flutter-port"/></text:h>
      <text:p text:style-name="First_20_paragraph">The original project has several practical limitations:</text:p>
      <text:list text:style-name="L2">
        <text:list-item>
          <text:p text:style-name="P2">It only runs on iOS, and building it requires macOS plus Xcode.</text:p>
        </text:list-item>
        <text:list-item>
          <text:p text:style-name="P2">Its dependencies (Firebase 6.9, Xcode 11, Swift 5.1) are now six years out of date and no longer build cleanly on current toolchains without significant migration.</text:p>
        </text:list-item>
        <text:list-item>
          <text:p text:style-name="P2">Many of the SwiftUI APIs used (<text:span text:style-name="Source_Text">AnyView</text:span>-based routers, <text:span text:style-name="Source_Text">ActionSheet</text:span>, <text:span text:style-name="Source_Text">NavigationView</text:span>) have been superseded in later iOS releases.</text:p>
        </text:list-item>
      </text:list>
      <text:p text:style-name="First_20_paragraph">A <text:span text:style-name="T1">Flutter</text:span> port addresses all three limitations in a single step: it can be built on any desktop OS, targets both Android and iOS from one codebase, and uses up-to-date Firebase SDKs. This report documents such a port, targeting Android as the initial platform.</text:p>
      <text:p text:style-name="Horizontal_20_Line"/>
      <text:h text:style-name="Heading_20_1" text:outline-level="1"><text:bookmark-start text:name="objectives"/>2. Objectives<text:bookmark-end text:name="objectives"/></text:h>
      <text:p text:style-name="First_20_paragraph">The port aimed to satisfy the following constraint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#</text:p>
            </table:table-cell>
            <table:table-cell table:style-name="TableHeaderRowCell" office:value-type="string">
              <text:p text:style-name="Table_20_Heading">Objective</text:p>
            </table:table-cell>
            <table:table-cell table:style-name="TableHeaderRowCell" office:value-type="string">
              <text:p text:style-name="Table_20_Heading">Status</text:p>
            </table:table-cell>
          </table:table-row>
        </table:table-header-rows>
        <table:table-row>
          <table:table-cell table:style-name="TableRowCell" office:value-type="string">
            <text:p text:style-name="Table_20_Contents">O1</text:p>
          </table:table-cell>
          <table:table-cell table:style-name="TableRowCell" office:value-type="string">
            <text:p text:style-name="Table_20_Contents">Preserve the Redux architecture of the original, including feature slices and thunk-based side effects.</text:p>
          </table:table-cell>
          <table:table-cell table:style-name="TableRowCell" office:value-type="string">
            <text:p text:style-name="Table_20_Contents">Met</text:p>
          </table:table-cell>
        </table:table-row>
        <table:table-row>
          <table:table-cell table:style-name="TableRowCell" office:value-type="string">
            <text:p text:style-name="Table_20_Contents">O2</text:p>
          </table:table-cell>
          <table:table-cell table:style-name="TableRowCell" office:value-type="string">
            <text:p text:style-name="Table_20_Contents">Preserve the Firestore data model so that the same Firebase backend can serve either implementation.</text:p>
          </table:table-cell>
          <table:table-cell table:style-name="TableRowCell" office:value-type="string">
            <text:p text:style-name="Table_20_Contents">Met</text:p>
          </table:table-cell>
        </table:table-row>
        <table:table-row>
          <table:table-cell table:style-name="TableRowCell" office:value-type="string">
            <text:p text:style-name="Table_20_Contents">O3</text:p>
          </table:table-cell>
          <table:table-cell table:style-name="TableRowCell" office:value-type="string">
            <text:p text:style-name="Table_20_Contents">Produce a debug-installable Android APK on a Linux build host.</text:p>
          </table:table-cell>
          <table:table-cell table:style-name="TableRowCell" office:value-type="string">
            <text:p text:style-name="Table_20_Contents">Met</text:p>
          </table:table-cell>
        </table:table-row>
        <table:table-row>
          <table:table-cell table:style-name="TableRowCell" office:value-type="string">
            <text:p text:style-name="Table_20_Contents">O4</text:p>
          </table:table-cell>
          <table:table-cell table:style-name="TableRowCell" office:value-type="string">
            <text:p text:style-name="Table_20_Contents">Keep the UI behaviour close to the original (sign-up, list, hide-completed toggle, context menu, edit form, sign-out confirmation).</text:p>
          </table:table-cell>
          <table:table-cell table:style-name="TableRowCell" office:value-type="string">
            <text:p text:style-name="Table_20_Contents">Met</text:p>
          </table:table-cell>
        </table:table-row>
        <table:table-row>
          <table:table-cell table:style-name="TableRowCell" office:value-type="string">
            <text:p text:style-name="Table_20_Contents">O5</text:p>
          </table:table-cell>
          <table:table-cell table:style-name="TableRowCell" office:value-type="string">
            <text:p text:style-name="Table_20_Contents">Use only actively-maintained, pub.dev-hosted dependencies.</text:p>
          </table:table-cell>
          <table:table-cell table:style-name="TableRowCell" office:value-type="string">
            <text:p text:style-name="Table_20_Contents">Met</text:p>
          </table:table-cell>
        </table:table-row>
        <table:table-row>
          <table:table-cell table:style-name="TableRowCell" office:value-type="string">
            <text:p text:style-name="Table_20_Contents">O6</text:p>
          </table:table-cell>
          <table:table-cell table:style-name="TableRowCell" office:value-type="string">
            <text:p text:style-name="Table_20_Contents">Pass <text:span text:style-name="Source_Text">flutter analyze</text:span> with zero issues.</text:p>
          </table:table-cell>
          <table:table-cell table:style-name="TableRowCell" office:value-type="string">
            <text:p text:style-name="Table_20_Contents">Met</text:p>
          </table:table-cell>
        </table:table-row>
      </table:table>
      <text:p text:style-name="Horizontal_20_Line"/>
      <text:h text:style-name="Heading_20_1" text:outline-level="1"><text:bookmark-start text:name="technology-stack"/>3. Technology Stack<text:bookmark-end text:name="technology-stack"/></text:h>
      <text:h text:style-name="Heading_20_2" text:outline-level="2"><text:bookmark-start text:name="languages"/>3.1 Languages<text:bookmark-end text:name="languages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Language</text:p>
            </table:table-cell>
            <table:table-cell table:style-name="TableHeaderRowCell" office:value-type="string">
              <text:p text:style-name="Table_20_Heading">Role</text:p>
            </table:table-cell>
            <table:table-cell table:style-name="TableHeaderRowCell" office:value-type="string">
              <text:p text:style-name="Table_20_Heading">Version</text:p>
            </table:table-cell>
          </table:table-row>
        </table:table-header-rows>
        <table:table-row>
          <table:table-cell table:style-name="TableRowCell" office:value-type="string">
            <text:p text:style-name="Table_20_Contents">Dart</text:p>
          </table:table-cell>
          <table:table-cell table:style-name="TableRowCell" office:value-type="string">
            <text:p text:style-name="Table_20_Contents">Application logic, UI, state management</text:p>
          </table:table-cell>
          <table:table-cell table:style-name="TableRowCell" office:value-type="string">
            <text:p text:style-name="Table_20_Contents">3.11.3</text:p>
          </table:table-cell>
        </table:table-row>
        <table:table-row>
          <table:table-cell table:style-name="TableRowCell" office:value-type="string">
            <text:p text:style-name="Table_20_Contents">Kotlin (Gradle DSL)</text:p>
          </table:table-cell>
          <table:table-cell table:style-name="TableRowCell" office:value-type="string">
            <text:p text:style-name="Table_20_Contents">Android build scripts</text:p>
          </table:table-cell>
          <table:table-cell table:style-name="TableRowCell" office:value-type="string">
            <text:p text:style-name="Table_20_Contents">2.2.20</text:p>
          </table:table-cell>
        </table:table-row>
        <table:table-row>
          <table:table-cell table:style-name="TableRowCell" office:value-type="string">
            <text:p text:style-name="Table_20_Contents">Kotlin</text:p>
          </table:table-cell>
          <table:table-cell table:style-name="TableRowCell" office:value-type="string">
            <text:p text:style-name="Table_20_Contents">Android host activity (auto-generated)</text:p>
          </table:table-cell>
          <table:table-cell table:style-name="TableRowCell" office:value-type="string">
            <text:p text:style-name="Table_20_Contents">2.2.20</text:p>
          </table:table-cell>
        </table:table-row>
        <table:table-row>
          <table:table-cell table:style-name="TableRowCell" office:value-type="string">
            <text:p text:style-name="Table_20_Contents">YAML</text:p>
          </table:table-cell>
          <table:table-cell table:style-name="TableRowCell" office:value-type="string">
            <text:p text:style-name="Table_20_Contents">Dart package manifest</text:p>
          </table:table-cell>
          <table:table-cell table:style-name="TableRowCell" office:value-type="string">
            <text:p text:style-name="Table_20_Contents">—</text:p>
          </table:table-cell>
        </table:table-row>
        <table:table-row>
          <table:table-cell table:style-name="TableRowCell" office:value-type="string">
            <text:p text:style-name="Table_20_Contents">JSON</text:p>
          </table:table-cell>
          <table:table-cell table:style-name="TableRowCell" office:value-type="string">
            <text:p text:style-name="Table_20_Contents">Firebase client configuration</text:p>
          </table:table-cell>
          <table:table-cell table:style-name="TableRowCell" office:value-type="string">
            <text:p text:style-name="Table_20_Contents">—</text:p>
          </table:table-cell>
        </table:table-row>
      </table:table>
      <text:p text:style-name="First_20_paragraph">For comparison, the original Swift project uses <text:span text:style-name="T1">Swift 5.1</text:span> and <text:span text:style-name="T1">Ruby</text:span> (CocoaPods / Bundler) for its toolchain.</text:p>
      <text:h text:style-name="Heading_20_2" text:outline-level="2"><text:bookmark-start text:name="frameworks-and-packages"/>3.2 Frameworks and Packages<text:bookmark-end text:name="frameworks-and-package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Table_20_Heading">Layer</text:p>
            </table:table-cell>
            <table:table-cell table:style-name="TableHeaderRowCell" office:value-type="string">
              <text:p text:style-name="Table_20_Heading">Package</text:p>
            </table:table-cell>
            <table:table-cell table:style-name="TableHeaderRowCell" office:value-type="string">
              <text:p text:style-name="Table_20_Heading">Version</text:p>
            </table:table-cell>
          </table:table-row>
        </table:table-header-rows>
        <table:table-row>
          <table:table-cell table:style-name="TableRowCell" office:value-type="string">
            <text:p text:style-name="Table_20_Contents">UI toolkit</text:p>
          </table:table-cell>
          <table:table-cell table:style-name="TableRowCell" office:value-type="string">
            <text:p text:style-name="Table_20_Contents">Flutter SDK</text:p>
          </table:table-cell>
          <table:table-cell table:style-name="TableRowCell" office:value-type="string">
            <text:p text:style-name="Table_20_Contents">3.41.2</text:p>
          </table:table-cell>
        </table:table-row>
        <table:table-row>
          <table:table-cell table:style-name="TableRowCell" office:value-type="string">
            <text:p text:style-name="Table_20_Contents">State core</text:p>
          </table:table-cell>
          <table:table-cell table:style-name="TableRowCell" office:value-type="string">
            <text:p text:style-name="Table_20_Contents"><text:span text:style-name="Source_Text">redux</text:span></text:p>
          </table:table-cell>
          <table:table-cell table:style-name="TableRowCell" office:value-type="string">
            <text:p text:style-name="Table_20_Contents">5.0.0</text:p>
          </table:table-cell>
        </table:table-row>
        <table:table-row>
          <table:table-cell table:style-name="TableRowCell" office:value-type="string">
            <text:p text:style-name="Table_20_Contents">State binding</text:p>
          </table:table-cell>
          <table:table-cell table:style-name="TableRowCell" office:value-type="string">
            <text:p text:style-name="Table_20_Contents"><text:span text:style-name="Source_Text">flutter_redux</text:span></text:p>
          </table:table-cell>
          <table:table-cell table:style-name="TableRowCell" office:value-type="string">
            <text:p text:style-name="Table_20_Contents">0.10.0</text:p>
          </table:table-cell>
        </table:table-row>
        <table:table-row>
          <table:table-cell table:style-name="TableRowCell" office:value-type="string">
            <text:p text:style-name="Table_20_Contents">Async side effects</text:p>
          </table:table-cell>
          <table:table-cell table:style-name="TableRowCell" office:value-type="string">
            <text:p text:style-name="Table_20_Contents"><text:span text:style-name="Source_Text">redux_thunk</text:span></text:p>
          </table:table-cell>
          <table:table-cell table:style-name="TableRowCell" office:value-type="string">
            <text:p text:style-name="Table_20_Contents">0.4.0</text:p>
          </table:table-cell>
        </table:table-row>
        <table:table-row>
          <table:table-cell table:style-name="TableRowCell" office:value-type="string">
            <text:p text:style-name="Table_20_Contents">Firebase bootstrap</text:p>
          </table:table-cell>
          <table:table-cell table:style-name="TableRowCell" office:value-type="string">
            <text:p text:style-name="Table_20_Contents"><text:span text:style-name="Source_Text">firebase_core</text:span></text:p>
          </table:table-cell>
          <table:table-cell table:style-name="TableRowCell" office:value-type="string">
            <text:p text:style-name="Table_20_Contents">3.15.2</text:p>
          </table:table-cell>
        </table:table-row>
        <table:table-row>
          <table:table-cell table:style-name="TableRowCell" office:value-type="string">
            <text:p text:style-name="Table_20_Contents">Authentication</text:p>
          </table:table-cell>
          <table:table-cell table:style-name="TableRowCell" office:value-type="string">
            <text:p text:style-name="Table_20_Contents"><text:span text:style-name="Source_Text">firebase_auth</text:span></text:p>
          </table:table-cell>
          <table:table-cell table:style-name="TableRowCell" office:value-type="string">
            <text:p text:style-name="Table_20_Contents">5.7.0</text:p>
          </table:table-cell>
        </table:table-row>
        <table:table-row>
          <table:table-cell table:style-name="TableRowCell" office:value-type="string">
            <text:p text:style-name="Table_20_Contents">Database</text:p>
          </table:table-cell>
          <table:table-cell table:style-name="TableRowCell" office:value-type="string">
            <text:p text:style-name="Table_20_Contents"><text:span text:style-name="Source_Text">cloud_firestore</text:span></text:p>
          </table:table-cell>
          <table:table-cell table:style-name="TableRowCell" office:value-type="string">
            <text:p text:style-name="Table_20_Contents">5.6.12</text:p>
          </table:table-cell>
        </table:table-row>
        <table:table-row>
          <table:table-cell table:style-name="TableRowCell" office:value-type="string">
            <text:p text:style-name="Table_20_Contents">Linting</text:p>
          </table:table-cell>
          <table:table-cell table:style-name="TableRowCell" office:value-type="string">
            <text:p text:style-name="Table_20_Contents"><text:span text:style-name="Source_Text">flutter_lints</text:span></text:p>
          </table:table-cell>
          <table:table-cell table:style-name="TableRowCell" office:value-type="string">
            <text:p text:style-name="Table_20_Contents">6.0.0</text:p>
          </table:table-cell>
        </table:table-row>
      </table:table>
      <text:h text:style-name="Heading_20_2" text:outline-level="2"><text:bookmark-start text:name="android-build-configuration"/>3.3 Android Build Configuration<text:bookmark-end text:name="android-build-configuration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Table_20_Heading">Setting</text:p>
            </table:table-cell>
            <table:table-cell table:style-name="TableHeaderRowCell" office:value-type="string">
              <text:p text:style-name="Table_20_Heading">Value</text:p>
            </table:table-cell>
            <table:table-cell table:style-name="TableHeaderRowCell" office:value-type="string">
              <text:p text:style-name="Table_20_Heading">Rationa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applicationId</text:span></text:p>
          </table:table-cell>
          <table:table-cell table:style-name="TableRowCell" office:value-type="string">
            <text:p text:style-name="Table_20_Contents"><text:span text:style-name="Source_Text">com.example.fire_todo</text:span></text:p>
          </table:table-cell>
          <table:table-cell table:style-name="TableRowCell" office:value-type="string">
            <text:p text:style-name="Table_20_Contents">Must match the package name declared in <text:span text:style-name="Source_Text">google-services.json</text:span>.</text:p>
          </table:table-cell>
        </table:table-row>
        <table:table-row>
          <table:table-cell table:style-name="TableRowCell" office:value-type="string">
            <text:p text:style-name="Table_20_Contents"><text:span text:style-name="Source_Text">minSdk</text:span></text:p>
          </table:table-cell>
          <table:table-cell table:style-name="TableRowCell" office:value-type="string">
            <text:p text:style-name="Table_20_Contents">23</text:p>
          </table:table-cell>
          <table:table-cell table:style-name="TableRowCell" office:value-type="string">
            <text:p text:style-name="Table_20_Contents">Required by <text:span text:style-name="Source_Text">firebase_auth</text:span> 5.x.</text:p>
          </table:table-cell>
        </table:table-row>
        <table:table-row>
          <table:table-cell table:style-name="TableRowCell" office:value-type="string">
            <text:p text:style-name="Table_20_Contents"><text:span text:style-name="Source_Text">targetSdk</text:span> / <text:span text:style-name="Source_Text">compileSdk</text:span></text:p>
          </table:table-cell>
          <table:table-cell table:style-name="TableRowCell" office:value-type="string">
            <text:p text:style-name="Table_20_Contents">34</text:p>
          </table:table-cell>
          <table:table-cell table:style-name="TableRowCell" office:value-type="string">
            <text:p text:style-name="Table_20_Contents">Current Google Play requirement.</text:p>
          </table:table-cell>
        </table:table-row>
        <table:table-row>
          <table:table-cell table:style-name="TableRowCell" office:value-type="string">
            <text:p text:style-name="Table_20_Contents">Java source/target</text:p>
          </table:table-cell>
          <table:table-cell table:style-name="TableRowCell" office:value-type="string">
            <text:p text:style-name="Table_20_Contents">17</text:p>
          </table:table-cell>
          <table:table-cell table:style-name="TableRowCell" office:value-type="string">
            <text:p text:style-name="Table_20_Contents">Required by modern Android Gradle Plugin.</text:p>
          </table:table-cell>
        </table:table-row>
        <table:table-row>
          <table:table-cell table:style-name="TableRowCell" office:value-type="string">
            <text:p text:style-name="Table_20_Contents">Kotlin JVM target</text:p>
          </table:table-cell>
          <table:table-cell table:style-name="TableRowCell" office:value-type="string">
            <text:p text:style-name="Table_20_Contents">17</text:p>
          </table:table-cell>
          <table:table-cell table:style-name="TableRowCell" office:value-type="string">
            <text:p text:style-name="Table_20_Contents">Matches Java level.</text:p>
          </table:table-cell>
        </table:table-row>
        <table:table-row>
          <table:table-cell table:style-name="TableRowCell" office:value-type="string">
            <text:p text:style-name="Table_20_Contents">Android Gradle Plugin</text:p>
          </table:table-cell>
          <table:table-cell table:style-name="TableRowCell" office:value-type="string">
            <text:p text:style-name="Table_20_Contents">8.11.1</text:p>
          </table:table-cell>
          <table:table-cell table:style-name="TableRowCell" office:value-type="string">
            <text:p text:style-name="Table_20_Contents">Bundled with the Flutter Arch package.</text:p>
          </table:table-cell>
        </table:table-row>
        <table:table-row>
          <table:table-cell table:style-name="TableRowCell" office:value-type="string">
            <text:p text:style-name="Table_20_Contents">Gradle distribution</text:p>
          </table:table-cell>
          <table:table-cell table:style-name="TableRowCell" office:value-type="string">
            <text:p text:style-name="Table_20_Contents">8.14.3</text:p>
          </table:table-cell>
          <table:table-cell table:style-name="TableRowCell" office:value-type="string">
            <text:p text:style-name="Table_20_Contents">Manually upgraded — the default template shipped Gradle 2.14.1 (2015) which cannot parse Java 17 version strings.</text:p>
          </table:table-cell>
        </table:table-row>
        <table:table-row>
          <table:table-cell table:style-name="TableRowCell" office:value-type="string">
            <text:p text:style-name="Table_20_Contents">Google Services plugin</text:p>
          </table:table-cell>
          <table:table-cell table:style-name="TableRowCell" office:value-type="string">
            <text:p text:style-name="Table_20_Contents">4.4.2</text:p>
          </table:table-cell>
          <table:table-cell table:style-name="TableRowCell" office:value-type="string">
            <text:p text:style-name="Table_20_Contents">Consumes <text:span text:style-name="Source_Text">google-services.json</text:span> at build time.</text:p>
          </table:table-cell>
        </table:table-row>
      </table:table>
      <text:p text:style-name="Horizontal_20_Line"/>
      <text:h text:style-name="Heading_20_1" text:outline-level="1"><text:bookmark-start text:name="architecture"/>4. Architecture<text:bookmark-end text:name="architecture"/></text:h>
      <text:h text:style-name="Heading_20_2" text:outline-level="2"><text:bookmark-start text:name="redux-overview"/>4.1 Redux Overview<text:bookmark-end text:name="redux-overview"/></text:h>
      <text:p text:style-name="First_20_paragraph">The application uses the <text:span text:style-name="T1">Redux</text:span> unidirectional data-flow pattern. A single immutable tree, <text:span text:style-name="Source_Text">AppState</text:span>, holds every piece of screen state. Widgets never mutate this tree directly; instead they <text:span text:style-name="T1">dispatch actions</text:span>, which pass through <text:span text:style-name="T1">middleware</text:span> before reaching <text:span text:style-name="T1">reducers</text:span> that return a new <text:span text:style-name="Source_Text">AppState</text:span>.</text:p>
      <text:p text:style-name="P3">user interaction</text:p>
      <text:p text:style-name="P4"><text:s text:c="6"/>│</text:p>
      <text:p text:style-name="P5"><text:s text:c="6"/>▼</text:p>
      <text:p text:style-name="P6"><text:s text:c="2"/>View dispatches a ThunkAction</text:p>
      <text:p text:style-name="P7"><text:s text:c="6"/>│</text:p>
      <text:p text:style-name="P8"><text:s text:c="6"/>▼</text:p>
      <text:p text:style-name="P9"><text:s text:c="2"/>thunkMiddleware runs async work</text:p>
      <text:p text:style-name="P10"><text:s text:c="2"/>(Firebase call, timer, etc.)</text:p>
      <text:p text:style-name="P11"><text:s text:c="6"/>│</text:p>
      <text:p text:style-name="P12"><text:s text:c="6"/>▼</text:p>
      <text:p text:style-name="P13"><text:s text:c="2"/>thunk dispatches plain Action classes</text:p>
      <text:p text:style-name="P14"><text:s text:c="6"/>│</text:p>
      <text:p text:style-name="P15"><text:s text:c="6"/>▼</text:p>
      <text:p text:style-name="P16"><text:s text:c="2"/>appReducer → slice reducers</text:p>
      <text:p text:style-name="P17"><text:s text:c="6"/>│</text:p>
      <text:p text:style-name="P18"><text:s text:c="6"/>▼</text:p>
      <text:p text:style-name="P19"><text:s text:c="2"/>New AppState emitted</text:p>
      <text:p text:style-name="P20"><text:s text:c="6"/>│</text:p>
      <text:p text:style-name="P21"><text:s text:c="6"/>▼</text:p>
      <text:p text:style-name="P22"><text:s text:c="2"/>StoreConnector rebuilds the widget</text:p>
      <text:h text:style-name="Heading_20_2" text:outline-level="2"><text:bookmark-start text:name="state-composition"/>4.2 State Composition<text:bookmark-end text:name="state-composition"/></text:h>
      <text:p text:style-name="First_20_paragraph"><text:span text:style-name="Source_Text">AppState</text:span> is composed of four feature slices, each with its own <text:span text:style-name="Source_Text">State</text:span>, <text:span text:style-name="Source_Text">Actions</text:span>, and <text:span text:style-name="Source_Text">Reducer</text:span> files:</text:p>
      <text:p text:style-name="P23">AppState</text:p>
      <text:p text:style-name="P24">├── AuthState <text:s text:c="5"/>— current user, auth listener, loading flag</text:p>
      <text:p text:style-name="P25">├── SignUpState <text:s text:c="3"/>— sign-up request flag and error</text:p>
      <text:p text:style-name="P26">├── TasksState <text:s text:c="4"/>— list of tasks, Firestore listener</text:p>
      <text:p text:style-name="P27">└── EditTaskState <text:s text:c="1"/>— create/edit request flag, saved flag</text:p>
      <text:p text:style-name="First_20_paragraph">This structure is a one-to-one mapping of the original Swift project and makes it trivial to extend: adding a new feature (for example, user profile editing) is a matter of adding a new slice.</text:p>
      <text:h text:style-name="Heading_20_2" text:outline-level="2"><text:bookmark-start text:name="side-effects"/>4.3 Side Effects<text:bookmark-end text:name="side-effects"/></text:h>
      <text:p text:style-name="First_20_paragraph">All asynchronous work — Firebase reads, writes, and listener management — lives in <text:span text:style-name="T1">thunks</text:span>. A thunk is a function that receives the <text:span text:style-name="Source_Text">Store</text:span> and returns after (optionally) dispatching further actions. The app defines these thunks:</text:p>
      <text:list text:style-name="L3">
        <text:list-item>
          <text:p text:style-name="P28"><text:span text:style-name="Source_Text">subscribeAuth</text:span>, <text:span text:style-name="Source_Text">unsubscribeAuth</text:span>, <text:span text:style-name="Source_Text">fetchUser</text:span>, <text:span text:style-name="Source_Text">signOut</text:span></text:p>
        </text:list-item>
        <text:list-item>
          <text:p text:style-name="P28"><text:span text:style-name="Source_Text">signUp(name)</text:span></text:p>
        </text:list-item>
        <text:list-item>
          <text:p text:style-name="P28"><text:span text:style-name="Source_Text">subscribeTasks(userId)</text:span>, <text:span text:style-name="Source_Text">unsubscribeTasks</text:span>, <text:span text:style-name="Source_Text">deleteTask</text:span>, <text:span text:style-name="Source_Text">toggleTaskCompleted</text:span></text:p>
        </text:list-item>
        <text:list-item>
          <text:p text:style-name="P28"><text:span text:style-name="Source_Text">saveTask(userId, task)</text:span>, <text:span text:style-name="Source_Text">updateTask(task)</text:span></text:p>
        </text:list-item>
      </text:list>
      <text:p text:style-name="First_20_paragraph">Logging is implemented as a custom middleware (<text:span text:style-name="Source_Text">LoggingMiddleware</text:span>) that prints <text:span text:style-name="Source_Text">[dispatch]: ActionTypeName</text:span> for every action, giving a live audit log during development.</text:p>
      <text:h text:style-name="Heading_20_2" text:outline-level="2"><text:bookmark-start text:name="view-layer"/>4.4 View Layer<text:bookmark-end text:name="view-layer"/></text:h>
      <text:p text:style-name="First_20_paragraph">Every screen is a widget that reads its state through a <text:span text:style-name="Source_Text">StoreConnector</text:span>. The screen tree is:</text:p>
      <text:list text:style-name="L4">
        <text:list-item>
          <text:p text:style-name="P29"><text:span text:style-name="T1">ContentView</text:span> — routes between the initial splash, the sign-up view, and the tasks view based on <text:span text:style-name="Source_Text">AuthState</text:span>.</text:p>
        </text:list-item>
        <text:list-item>
          <text:p text:style-name="P29"><text:span text:style-name="T1">SignUpView</text:span> — username entry (3–16 characters) and sign-up action.</text:p>
        </text:list-item>
        <text:list-item>
          <text:p text:style-name="P29"><text:span text:style-name="T1">TasksView</text:span> — the main list, with a hide-completed toggle, floating add button, and long-press context menu.</text:p>
        </text:list-item>
        <text:list-item>
          <text:p text:style-name="P29"><text:span text:style-name="T1">TasksRow</text:span> — one colored task card.</text:p>
        </text:list-item>
        <text:list-item>
          <text:p text:style-name="P29"><text:span text:style-name="T1">EditTaskView</text:span> — shared create / edit form for tasks, including the color picker.</text:p>
        </text:list-item>
        <text:list-item>
          <text:p text:style-name="P29"><text:span text:style-name="T1">ProfileView</text:span> — displays the username and a sign-out action.</text:p>
        </text:list-item>
      </text:list>
      <text:p text:style-name="First_20_paragraph">Two small helper widgets — <text:span text:style-name="Source_Text">LoadingView</text:span> and <text:span text:style-name="Source_Text">RightDownFloatButton</text:span> — are reused across screens and correspond directly to the Swift project’s <text:span text:style-name="Source_Text">LoadingView</text:span> and <text:span text:style-name="Source_Text">RightDownFloatButton</text:span>.</text:p>
      <text:p text:style-name="Horizontal_20_Line"/>
      <text:h text:style-name="Heading_20_1" text:outline-level="1"><text:bookmark-start text:name="firebase-integration"/>5. Firebase Integration<text:bookmark-end text:name="firebase-integration"/></text:h>
      <text:h text:style-name="Heading_20_2" text:outline-level="2"><text:bookmark-start text:name="services-used"/>5.1 Services Used<text:bookmark-end text:name="services-used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Service</text:p>
            </table:table-cell>
            <table:table-cell table:style-name="TableHeaderRowCell" office:value-type="string">
              <text:p text:style-name="Table_20_Heading">Configur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Authentication</text:p>
          </table:table-cell>
          <table:table-cell table:style-name="TableRowCell" office:value-type="string">
            <text:p text:style-name="Table_20_Contents">Anonymous sign-in provider enabled.</text:p>
          </table:table-cell>
        </table:table-row>
        <table:table-row>
          <table:table-cell table:style-name="TableRowCell" office:value-type="string">
            <text:p text:style-name="Table_20_Contents">Cloud Firestore</text:p>
          </table:table-cell>
          <table:table-cell table:style-name="TableRowCell" office:value-type="string">
            <text:p text:style-name="Table_20_Contents">Native-mode database, currently running test-mode security rules.</text:p>
          </table:table-cell>
        </table:table-row>
      </table:table>
      <text:h text:style-name="Heading_20_2" text:outline-level="2"><text:bookmark-start text:name="project-identity"/>5.2 Project Identity<text:bookmark-end text:name="project-identity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ield</text:p>
            </table:table-cell>
            <table:table-cell table:style-name="TableHeaderRowCell" office:value-type="string">
              <text:p text:style-name="Table_20_Heading">Value</text:p>
            </table:table-cell>
          </table:table-row>
        </table:table-header-rows>
        <table:table-row>
          <table:table-cell table:style-name="TableRowCell" office:value-type="string">
            <text:p text:style-name="Table_20_Contents">Project ID</text:p>
          </table:table-cell>
          <table:table-cell table:style-name="TableRowCell" office:value-type="string">
            <text:p text:style-name="Table_20_Contents"><text:span text:style-name="Source_Text">taha-c97e3</text:span></text:p>
          </table:table-cell>
        </table:table-row>
        <table:table-row>
          <table:table-cell table:style-name="TableRowCell" office:value-type="string">
            <text:p text:style-name="Table_20_Contents">Project number</text:p>
          </table:table-cell>
          <table:table-cell table:style-name="TableRowCell" office:value-type="string">
            <text:p text:style-name="Table_20_Contents"><text:span text:style-name="Source_Text">191679195595</text:span></text:p>
          </table:table-cell>
        </table:table-row>
        <table:table-row>
          <table:table-cell table:style-name="TableRowCell" office:value-type="string">
            <text:p text:style-name="Table_20_Contents">Android app ID</text:p>
          </table:table-cell>
          <table:table-cell table:style-name="TableRowCell" office:value-type="string">
            <text:p text:style-name="Table_20_Contents"><text:span text:style-name="Source_Text">1:191679195595:android:48d1b0f5734fc9af4dee4e</text:span></text:p>
          </table:table-cell>
        </table:table-row>
        <table:table-row>
          <table:table-cell table:style-name="TableRowCell" office:value-type="string">
            <text:p text:style-name="Table_20_Contents">Package</text:p>
          </table:table-cell>
          <table:table-cell table:style-name="TableRowCell" office:value-type="string">
            <text:p text:style-name="Table_20_Contents"><text:span text:style-name="Source_Text">com.example.fire_todo</text:span></text:p>
          </table:table-cell>
        </table:table-row>
        <table:table-row>
          <table:table-cell table:style-name="TableRowCell" office:value-type="string">
            <text:p text:style-name="Table_20_Contents">Config file</text:p>
          </table:table-cell>
          <table:table-cell table:style-name="TableRowCell" office:value-type="string">
            <text:p text:style-name="Table_20_Contents"><text:span text:style-name="Source_Text">android/app/google-services.json</text:span></text:p>
          </table:table-cell>
        </table:table-row>
      </table:table>
      <text:p text:style-name="First_20_paragraph">The config file is consumed at build time by the Google Services Gradle plugin, which generates Android resources containing the Firebase project metadata. At runtime <text:span text:style-name="Source_Text">Firebase.initializeApp()</text:span> picks these up automatically — no Flutter-side <text:span text:style-name="Source_Text">firebase_options.dart</text:span> is required when the build targets only Android.</text:p>
      <text:h text:style-name="Heading_20_2" text:outline-level="2"><text:bookmark-start text:name="data-model"/>5.3 Data Model<text:bookmark-end text:name="data-model"/></text:h>
      <text:p text:style-name="P30">users/{userId}</text:p>
      <text:p text:style-name="P31"><text:s text:c="2"/>username: <text:s text:c="2"/>string</text:p>
      <text:p text:style-name="P32"><text:s text:c="2"/>createTime: timestamp</text:p>
      <text:p text:style-name="P33"><text:s text:c="2"/>updateTime: timestamp</text:p>
      <text:p text:style-name="P34"/>
      <text:p text:style-name="P35">users/{userId}/tasks/{taskId}</text:p>
      <text:p text:style-name="P36"><text:s text:c="2"/>title: <text:s text:c="5"/>string</text:p>
      <text:p text:style-name="P37"><text:s text:c="2"/>desc: <text:s text:c="6"/>string</text:p>
      <text:p text:style-name="P38"><text:s text:c="2"/>completed: <text:s text:c="1"/>boolean</text:p>
      <text:p text:style-name="P39"><text:s text:c="2"/>color: <text:s text:c="5"/>"red" | "blue" | "green" | "gray"</text:p>
      <text:p text:style-name="P40"><text:s text:c="2"/>createTime: timestamp</text:p>
      <text:p text:style-name="P41"><text:s text:c="2"/>updateTime: timestamp</text:p>
      <text:p text:style-name="First_20_paragraph">The task list uses a live <text:span text:style-name="Source_Text">snapshots()</text:span> listener with <text:span text:style-name="Source_Text">orderBy('updateTime', descending: true)</text:span> and <text:span text:style-name="Source_Text">limit(30)</text:span>. This gives instant UI updates across devices without a refresh action.</text:p>
      <text:h text:style-name="Heading_20_2" text:outline-level="2"><text:bookmark-start text:name="security-considerations"/>5.4 Security Considerations<text:bookmark-end text:name="security-considerations"/></text:h>
      <text:p text:style-name="First_20_paragraph">The database currently uses the default test-mode rules that allow any request until the test expiry. Before any real-world deployment, the rules should be replaced with a per-user scope:</text:p>
      <text:p text:style-name="P42">rules_version = '2';</text:p>
      <text:p text:style-name="P43">service cloud.firestore {</text:p>
      <text:p text:style-name="P44"><text:s text:c="2"/>match /databases/{db}/documents {</text:p>
      <text:p text:style-name="P45"><text:s text:c="4"/>match /users/{userId} {</text:p>
      <text:p text:style-name="P46"><text:s text:c="6"/>allow read, write: if request.auth != null &amp;&amp; request.auth.uid == userId;</text:p>
      <text:p text:style-name="P47"><text:s text:c="6"/>match /tasks/{taskId} {</text:p>
      <text:p text:style-name="P48"><text:s text:c="8"/>allow read, write: if request.auth != null &amp;&amp; request.auth.uid == userId;</text:p>
      <text:p text:style-name="P49"><text:s text:c="6"/>}</text:p>
      <text:p text:style-name="P50"><text:s text:c="4"/>}</text:p>
      <text:p text:style-name="P51"><text:s text:c="2"/>}</text:p>
      <text:p text:style-name="P52">}</text:p>
      <text:p text:style-name="Horizontal_20_Line"/>
      <text:h text:style-name="Heading_20_1" text:outline-level="1"><text:bookmark-start text:name="build-and-deployment"/>6. Build and Deployment<text:bookmark-end text:name="build-and-deployment"/></text:h>
      <text:h text:style-name="Heading_20_2" text:outline-level="2"><text:bookmark-start text:name="build-host"/>6.1 Build Host<text:bookmark-end text:name="build-host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Component</text:p>
            </table:table-cell>
            <table:table-cell table:style-name="TableHeaderRowCell" office:value-type="string">
              <text:p text:style-name="Table_20_Heading">Version</text:p>
            </table:table-cell>
          </table:table-row>
        </table:table-header-rows>
        <table:table-row>
          <table:table-cell table:style-name="TableRowCell" office:value-type="string">
            <text:p text:style-name="Table_20_Contents">OS</text:p>
          </table:table-cell>
          <table:table-cell table:style-name="TableRowCell" office:value-type="string">
            <text:p text:style-name="Table_20_Contents">Arch Linux (kernel 6.18)</text:p>
          </table:table-cell>
        </table:table-row>
        <table:table-row>
          <table:table-cell table:style-name="TableRowCell" office:value-type="string">
            <text:p text:style-name="Table_20_Contents">Flutter</text:p>
          </table:table-cell>
          <table:table-cell table:style-name="TableRowCell" office:value-type="string">
            <text:p text:style-name="Table_20_Contents">3.41.2</text:p>
          </table:table-cell>
        </table:table-row>
        <table:table-row>
          <table:table-cell table:style-name="TableRowCell" office:value-type="string">
            <text:p text:style-name="Table_20_Contents">Dart</text:p>
          </table:table-cell>
          <table:table-cell table:style-name="TableRowCell" office:value-type="string">
            <text:p text:style-name="Table_20_Contents">3.11.3</text:p>
          </table:table-cell>
        </table:table-row>
        <table:table-row>
          <table:table-cell table:style-name="TableRowCell" office:value-type="string">
            <text:p text:style-name="Table_20_Contents">Android SDK</text:p>
          </table:table-cell>
          <table:table-cell table:style-name="TableRowCell" office:value-type="string">
            <text:p text:style-name="Table_20_Contents">36.1.0</text:p>
          </table:table-cell>
        </table:table-row>
        <table:table-row>
          <table:table-cell table:style-name="TableRowCell" office:value-type="string">
            <text:p text:style-name="Table_20_Contents">Java</text:p>
          </table:table-cell>
          <table:table-cell table:style-name="TableRowCell" office:value-type="string">
            <text:p text:style-name="Table_20_Contents">OpenJDK 17.0.18</text:p>
          </table:table-cell>
        </table:table-row>
        <table:table-row>
          <table:table-cell table:style-name="TableRowCell" office:value-type="string">
            <text:p text:style-name="Table_20_Contents">Gradle</text:p>
          </table:table-cell>
          <table:table-cell table:style-name="TableRowCell" office:value-type="string">
            <text:p text:style-name="Table_20_Contents">8.14.3 (via wrapper)</text:p>
          </table:table-cell>
        </table:table-row>
      </table:table>
      <text:h text:style-name="Heading_20_2" text:outline-level="2"><text:bookmark-start text:name="commands"/>6.2 Commands<text:bookmark-end text:name="commands"/></text:h>
      <text:p text:style-name="P53">flutter pub get</text:p>
      <text:p text:style-name="P54">flutter analyze</text:p>
      <text:p text:style-name="P55">flutter build apk --debug</text:p>
      <text:p text:style-name="P56">adb -s &lt;device-id&gt; install -r build/app/outputs/flutter-apk/app-debug.apk</text:p>
      <text:h text:style-name="Heading_20_2" text:outline-level="2"><text:bookmark-start text:name="outcome"/>6.3 Outcome<text:bookmark-end text:name="outcome"/></text:h>
      <text:list text:style-name="L5">
        <text:list-item>
          <text:p text:style-name="P57">Static analysis: <text:span text:style-name="T1">No issues found.</text:span></text:p>
        </text:list-item>
        <text:list-item>
          <text:p text:style-name="P57">First debug build time: <text:span text:style-name="T1">~10 minutes</text:span> (cold Gradle and Firebase SDK compilation).</text:p>
        </text:list-item>
        <text:list-item>
          <text:p text:style-name="P57">Incremental build time: <text:span text:style-name="T1">~30 seconds</text:span>.</text:p>
        </text:list-item>
        <text:list-item>
          <text:p text:style-name="P57">Debug APK size: <text:span text:style-name="T1">~150 MB</text:span>.</text:p>
        </text:list-item>
        <text:list-item>
          <text:p text:style-name="P57">Installation target: <text:span text:style-name="T1">ALI NX1, Android 15 (API 35)</text:span>.</text:p>
        </text:list-item>
        <text:list-item>
          <text:p text:style-name="P57">Install result: <text:span text:style-name="T1">Success.</text:span></text:p>
        </text:list-item>
      </text:list>
      <text:p text:style-name="First_20_paragraph">A release build with resource shrinking and R8 would reduce the APK to an estimated 15–20 MB; release signing and Play Store metadata were not configured for this deliverable.</text:p>
      <text:p text:style-name="Horizontal_20_Line"/>
      <text:h text:style-name="Heading_20_1" text:outline-level="1"><text:bookmark-start text:name="swift-dart-translation-notes"/>7. Swift → Dart Translation Notes<text:bookmark-end text:name="swift-dart-translation-notes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Swift concept</text:p>
            </table:table-cell>
            <table:table-cell table:style-name="TableHeaderRowCell" office:value-type="string">
              <text:p text:style-name="Table_20_Heading">Dart / Flutter equivalent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ReSwift.Store&lt;AppState&gt;</text:span></text:p>
          </table:table-cell>
          <table:table-cell table:style-name="TableRowCell" office:value-type="string">
            <text:p text:style-name="Table_20_Contents"><text:span text:style-name="Source_Text">redux.Store&lt;AppState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StoreSubscriber</text:span></text:p>
          </table:table-cell>
          <table:table-cell table:style-name="TableRowCell" office:value-type="string">
            <text:p text:style-name="Table_20_Contents"><text:span text:style-name="Source_Text">StoreConnector&lt;AppState, VM&gt;</text:span> from <text:span text:style-name="Source_Text">flutter_redux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Thunk&lt;AppState&gt;</text:span> (ReSwiftThunk)</text:p>
          </table:table-cell>
          <table:table-cell table:style-name="TableRowCell" office:value-type="string">
            <text:p text:style-name="Table_20_Contents"><text:span text:style-name="Source_Text">ThunkAction&lt;AppState&gt;</text:span> (<text:span text:style-name="Source_Text">redux_thunk</text:span>)</text:p>
          </table:table-cell>
        </table:table-row>
        <table:table-row>
          <table:table-cell table:style-name="TableRowCell" office:value-type="string">
            <text:p text:style-name="Table_20_Contents"><text:span text:style-name="Source_Text">@EnvironmentObject</text:span></text:p>
          </table:table-cell>
          <table:table-cell table:style-name="TableRowCell" office:value-type="string">
            <text:p text:style-name="Table_20_Contents"><text:span text:style-name="Source_Text">StoreProvider.of&lt;AppState&gt;(context)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Combine.Publisher</text:span> + <text:span text:style-name="Source_Text">AnyCancellable</text:span></text:p>
          </table:table-cell>
          <table:table-cell table:style-name="TableRowCell" office:value-type="string">
            <text:p text:style-name="Table_20_Contents"><text:span text:style-name="Source_Text">Stream</text:span> + <text:span text:style-name="Source_Text">StreamSubscription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FireSnapshot.Snapshot&lt;T&gt;</text:span></text:p>
          </table:table-cell>
          <table:table-cell table:style-name="TableRowCell" office:value-type="string">
            <text:p text:style-name="Table_20_Contents">Hand-written <text:span text:style-name="Source_Text">fromSnapshot</text:span> / <text:span text:style-name="Source_Text">toCreateMap</text:span> methods</text:p>
          </table:table-cell>
        </table:table-row>
        <table:table-row>
          <table:table-cell table:style-name="TableRowCell" office:value-type="string">
            <text:p text:style-name="Table_20_Contents"><text:span text:style-name="Source_Text">Auth.auth().combine.stateDidChange()</text:span></text:p>
          </table:table-cell>
          <table:table-cell table:style-name="TableRowCell" office:value-type="string">
            <text:p text:style-name="Table_20_Contents"><text:span text:style-name="Source_Text">FirebaseAuth.instance.authStateChanges()</text:span></text:p>
          </table:table-cell>
        </table:table-row>
        <table:table-row>
          <table:table-cell table:style-name="TableRowCell" office:value-type="string">
            <text:p text:style-name="Table_20_Contents">SwiftUI <text:span text:style-name="Source_Text">View</text:span></text:p>
          </table:table-cell>
          <table:table-cell table:style-name="TableRowCell" office:value-type="string">
            <text:p text:style-name="Table_20_Contents">Flutter <text:span text:style-name="Source_Text">StatelessWidget</text:span> / <text:span text:style-name="Source_Text">StatefulWidget</text:span></text:p>
          </table:table-cell>
        </table:table-row>
        <table:table-row>
          <table:table-cell table:style-name="TableRowCell" office:value-type="string">
            <text:p text:style-name="Table_20_Contents">iOS long-press context menu</text:p>
          </table:table-cell>
          <table:table-cell table:style-name="TableRowCell" office:value-type="string">
            <text:p text:style-name="Table_20_Contents"><text:span text:style-name="Source_Text">showModalBottomSheet</text:span> with Edit / Delete items</text:p>
          </table:table-cell>
        </table:table-row>
        <table:table-row>
          <table:table-cell table:style-name="TableRowCell" office:value-type="string">
            <text:p text:style-name="Table_20_Contents"><text:span text:style-name="Source_Text">ActionSheet</text:span></text:p>
          </table:table-cell>
          <table:table-cell table:style-name="TableRowCell" office:value-type="string">
            <text:p text:style-name="Table_20_Contents">Confirmation bottom sheet</text:p>
          </table:table-cell>
        </table:table-row>
        <table:table-row>
          <table:table-cell table:style-name="TableRowCell" office:value-type="string">
            <text:p text:style-name="Table_20_Contents">SwiftUI <text:span text:style-name="Source_Text">NavigationView</text:span></text:p>
          </table:table-cell>
          <table:table-cell table:style-name="TableRowCell" office:value-type="string">
            <text:p text:style-name="Table_20_Contents"><text:span text:style-name="Source_Text">Navigator.push(MaterialPageRoute(fullscreenDialog: true, …))</text:span></text:p>
          </table:table-cell>
        </table:table-row>
        <table:table-row>
          <table:table-cell table:style-name="TableRowCell" office:value-type="string">
            <text:p text:style-name="Table_20_Contents">SF Symbols (<text:span text:style-name="Source_Text">Image(systemName:)</text:span>)</text:p>
          </table:table-cell>
          <table:table-cell table:style-name="TableRowCell" office:value-type="string">
            <text:p text:style-name="Table_20_Contents">Material <text:span text:style-name="Source_Text">Icon(Icons.…)</text:span></text:p>
          </table:table-cell>
        </table:table-row>
        <table:table-row>
          <table:table-cell table:style-name="TableRowCell" office:value-type="string">
            <text:p text:style-name="Table_20_Contents">SwiftUI <text:span text:style-name="Source_Text">Toggle</text:span></text:p>
          </table:table-cell>
          <table:table-cell table:style-name="TableRowCell" office:value-type="string">
            <text:p text:style-name="Table_20_Contents">Material <text:span text:style-name="Source_Text">Switch</text:span></text:p>
          </table:table-cell>
        </table:table-row>
      </table:table>
      <text:p text:style-name="First_20_paragraph">The mapping is almost mechanical; the only part that required a genuine design decision is the context menu, which has no direct Material equivalent. Using a long-press bottom sheet preserves the original’s discoverability without introducing iOS-flavoured visuals on Android.</text:p>
      <text:p text:style-name="Horizontal_20_Line"/>
      <text:h text:style-name="Heading_20_1" text:outline-level="1"><text:bookmark-start text:name="known-limitations"/>8. Known Limitations<text:bookmark-end text:name="known-limitations"/></text:h>
      <text:list text:style-name="L6">
        <text:list-item>
          <text:p text:style-name="P58"><text:span text:style-name="T1">Security rules are permissive.</text:span> The Firestore database runs on default test-mode rules and must be hardened before any real use.</text:p>
        </text:list-item>
        <text:list-item>
          <text:p text:style-name="P58"><text:span text:style-name="T1">Stream subscriptions stored in Redux state.</text:span> <text:span text:style-name="Source_Text">AuthState.listener</text:span> and <text:span text:style-name="Source_Text">TasksState.listener</text:span> hold <text:span text:style-name="Source_Text">StreamSubscription</text:span> objects. This mirrors the original Swift implementation, which stores <text:span text:style-name="Source_Text">AnyCancellable</text:span> and <text:span text:style-name="Source_Text">ListenerRegistration</text:span> in state, but it is considered a Redux anti-pattern because the state tree is no longer serializable. A cleaner design would lift listeners out of state into a dedicated service.</text:p>
        </text:list-item>
        <text:list-item>
          <text:p text:style-name="P58"><text:span text:style-name="T1">Error states are not surfaced.</text:span> Sign-up and edit-task errors are captured in state and printed to the console, but no user-facing error UI is rendered. This matches the original.</text:p>
        </text:list-item>
        <text:list-item>
          <text:p text:style-name="P58"><text:span text:style-name="T1">No automated tests.</text:span> The default Flutter widget test was removed and not replaced. Adding reducer unit tests would be the highest-leverage addition.</text:p>
        </text:list-item>
        <text:list-item>
          <text:p text:style-name="P58"><text:span text:style-name="T1">Android-only build.</text:span> <text:span text:style-name="Source_Text">flutter create</text:span> was invoked with <text:span text:style-name="Source_Text">--platforms=android</text:span>. iOS, macOS, and web can be added later with a single command, but are out of scope for this deliverable.</text:p>
        </text:list-item>
        <text:list-item>
          <text:p text:style-name="P58"><text:span text:style-name="T1">Debug build only.</text:span> Release signing, App Bundle packaging, and ProGuard/R8 configuration have not been set up.</text:p>
        </text:list-item>
      </text:list>
      <text:p text:style-name="Horizontal_20_Line"/>
      <text:h text:style-name="Heading_20_1" text:outline-level="1"><text:bookmark-start text:name="conclusion"/>9. Conclusion<text:bookmark-end text:name="conclusion"/></text:h>
      <text:p text:style-name="First_20_paragraph">The port demonstrates that a moderately complex SwiftUI + ReSwift + Firebase codebase can be translated to Flutter with high architectural fidelity. Every feature slice in the Swift source maps to a structurally identical slice in Dart. The Flutter equivalents of SwiftUI’s declarative UI, Combine’s reactive streams, and ReSwift’s typed reducers are all first-class and well-supported on pub.dev.</text:p>
      <text:p text:style-name="Text_20_body">Practical gains from the port include:</text:p>
      <text:list text:style-name="L7">
        <text:list-item>
          <text:p text:style-name="P59">A single Android-buildable codebase runnable from a Linux workstation, with no Apple-specific tooling.</text:p>
        </text:list-item>
        <text:list-item>
          <text:p text:style-name="P59">Modern, actively-maintained Firebase SDKs.</text:p>
        </text:list-item>
        <text:list-item>
          <text:p text:style-name="P59">A static-analysis-clean baseline that is ready for further feature work (profile editing, test suite, tightened security rules, release packaging).</text:p>
        </text:list-item>
      </text:list>
      <text:p text:style-name="First_20_paragraph">Recommended next steps, in priority order: apply restrictive Firestore rules, add reducer unit tests, render user-facing error states, and prepare a release build with proper signing.</text:p>
      <text:p text:style-name="Horizontal_20_Line"/>
      <text:h text:style-name="Heading_20_1" text:outline-level="1"><text:bookmark-start text:name="appendix-a-repository-layout"/>Appendix A — Repository Layout<text:bookmark-end text:name="appendix-a-repository-layout"/></text:h>
      <text:p text:style-name="P60">fire_todo_flutter/</text:p>
      <text:p text:style-name="P61">├── pubspec.yaml <text:s text:c="33"/>Dart package manifest</text:p>
      <text:p text:style-name="P62">├── pubspec.lock <text:s text:c="33"/>Pinned dependency graph</text:p>
      <text:p text:style-name="P63">├── analysis_options.yaml <text:s text:c="24"/>Lint configuration</text:p>
      <text:p text:style-name="P64">├── README.md <text:s text:c="36"/>Quick-start guide</text:p>
      <text:p text:style-name="P65">├── PROJECT_OVERVIEW.md <text:s text:c="26"/>Exhaustive reference document</text:p>
      <text:p text:style-name="P66">├── report.md <text:s text:c="36"/>Source of this report</text:p>
      <text:p text:style-name="P67">├── android/</text:p>
      <text:p text:style-name="P68">│ <text:s text:c="2"/>├── build.gradle.kts <text:s text:c="25"/>Root Android build</text:p>
      <text:p text:style-name="P69">│ <text:s text:c="2"/>├── settings.gradle.kts <text:s text:c="22"/>Plugin declarations</text:p>
      <text:p text:style-name="P70">│ <text:s text:c="2"/>├── gradle.properties <text:s text:c="24"/>JVM tuning</text:p>
      <text:p text:style-name="P71">│ <text:s text:c="2"/>├── gradle/wrapper/</text:p>
      <text:p text:style-name="P72">│ <text:s text:c="2"/>│ <text:s text:c="2"/>└── gradle-wrapper.properties <text:s text:c="12"/>Gradle 8.14.3</text:p>
      <text:p text:style-name="P73">│ <text:s text:c="2"/>└── app/</text:p>
      <text:p text:style-name="P74">│ <text:s text:c="6"/>├── build.gradle.kts <text:s text:c="21"/>App module build (minSdk 23)</text:p>
      <text:p text:style-name="P75">│ <text:s text:c="6"/>├── google-services.json <text:s text:c="17"/>Firebase config</text:p>
      <text:p text:style-name="P76">│ <text:s text:c="6"/>└── src/main/</text:p>
      <text:p text:style-name="P77">│ <text:s text:c="10"/>├── AndroidManifest.xml</text:p>
      <text:p text:style-name="P78">│ <text:s text:c="10"/>├── kotlin/com/example/fire_todo/MainActivity.kt</text:p>
      <text:p text:style-name="P79">│ <text:s text:c="10"/>└── res/</text:p>
      <text:p text:style-name="P80">├── lib/</text:p>
      <text:p text:style-name="P81">│ <text:s text:c="2"/>├── main.dart <text:s text:c="32"/>Entry point</text:p>
      <text:p text:style-name="P82">│ <text:s text:c="2"/>├── firebase/</text:p>
      <text:p text:style-name="P83">│ <text:s text:c="2"/>│ <text:s text:c="2"/>├── models/app_user.dart</text:p>
      <text:p text:style-name="P84">│ <text:s text:c="2"/>│ <text:s text:c="2"/>├── models/task.dart</text:p>
      <text:p text:style-name="P85">│ <text:s text:c="2"/>│ <text:s text:c="2"/>└── paths.dart</text:p>
      <text:p text:style-name="P86">│ <text:s text:c="2"/>├── redux/</text:p>
      <text:p text:style-name="P87">│ <text:s text:c="2"/>│ <text:s text:c="2"/>├── app/ <text:s text:c="12"/>app_state.dart, app_reducer.dart, create_store.dart</text:p>
      <text:p text:style-name="P88">│ <text:s text:c="2"/>│ <text:s text:c="2"/>├── middleware/ <text:s text:c="5"/>logging_middleware.dart</text:p>
      <text:p text:style-name="P89">│ <text:s text:c="2"/>│ <text:s text:c="2"/>├── auth/ <text:s text:c="11"/>auth_state.dart, auth_actions.dart, auth_reducer.dart</text:p>
      <text:p text:style-name="P90">│ <text:s text:c="2"/>│ <text:s text:c="2"/>├── sign_up/ <text:s text:c="8"/>sign_up_state.dart, sign_up_actions.dart, sign_up_reducer.dart</text:p>
      <text:p text:style-name="P91">│ <text:s text:c="2"/>│ <text:s text:c="2"/>├── tasks/ <text:s text:c="10"/>tasks_state.dart, tasks_actions.dart, tasks_reducer.dart</text:p>
      <text:p text:style-name="P92">│ <text:s text:c="2"/>│ <text:s text:c="2"/>└── edit_task/ <text:s text:c="6"/>edit_task_state.dart, edit_task_actions.dart, edit_task_reducer.dart</text:p>
      <text:p text:style-name="P93">│ <text:s text:c="2"/>└── views/</text:p>
      <text:p text:style-name="P94">│ <text:s text:c="6"/>├── content_view.dart</text:p>
      <text:p text:style-name="P95">│ <text:s text:c="6"/>├── common/ <text:s text:c="9"/>loading_view.dart, right_down_float_button.dart</text:p>
      <text:p text:style-name="P96">│ <text:s text:c="6"/>├── sign_up/ <text:s text:c="8"/>sign_up_view.dart</text:p>
      <text:p text:style-name="P97">│ <text:s text:c="6"/>├── tasks/ <text:s text:c="10"/>tasks_view.dart, tasks_row.dart</text:p>
      <text:p text:style-name="P98">│ <text:s text:c="6"/>├── edit_task/ <text:s text:c="6"/>edit_task_view.dart, color_select.dart</text:p>
      <text:p text:style-name="P99">│ <text:s text:c="6"/>└── profile/ <text:s text:c="8"/>profile_view.dart</text:p>
      <text:p text:style-name="P100">└── build/ <text:s text:c="39"/>Gradle output (gitignored)</text:p>
      <text:p text:style-name="P101"><text:s text:c="4"/>└── app/outputs/flutter-apk/app-debug.apk</text:p>
      <text:h text:style-name="Heading_20_1" text:outline-level="1"><text:bookmark-start text:name="appendix-b-build-artifacts"/>Appendix B — Build Artifacts<text:bookmark-end text:name="appendix-b-build-artifacts"/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Artifact</text:p>
            </table:table-cell>
            <table:table-cell table:style-name="TableHeaderRowCell" office:value-type="string">
              <text:p text:style-name="Table_20_Heading">Loc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Debug APK</text:p>
          </table:table-cell>
          <table:table-cell table:style-name="TableRowCell" office:value-type="string">
            <text:p text:style-name="Table_20_Contents"><text:span text:style-name="Source_Text">build/app/outputs/flutter-apk/app-debug.apk</text:span></text:p>
          </table:table-cell>
        </table:table-row>
        <table:table-row>
          <table:table-cell table:style-name="TableRowCell" office:value-type="string">
            <text:p text:style-name="Table_20_Contents">APK checksum</text:p>
          </table:table-cell>
          <table:table-cell table:style-name="TableRowCell" office:value-type="string">
            <text:p text:style-name="Table_20_Contents"><text:span text:style-name="Source_Text">build/app/outputs/flutter-apk/app-debug.apk.sha1</text:span></text:p>
          </table:table-cell>
        </table:table-row>
        <table:table-row>
          <table:table-cell table:style-name="TableRowCell" office:value-type="string">
            <text:p text:style-name="Table_20_Contents">Gradle cache</text:p>
          </table:table-cell>
          <table:table-cell table:style-name="TableRowCell" office:value-type="string">
            <text:p text:style-name="Table_20_Contents"><text:span text:style-name="Source_Text">~/.gradle/caches/</text:span></text:p>
          </table:table-cell>
        </table:table-row>
        <table:table-row>
          <table:table-cell table:style-name="TableRowCell" office:value-type="string">
            <text:p text:style-name="Table_20_Contents">Pub cache</text:p>
          </table:table-cell>
          <table:table-cell table:style-name="TableRowCell" office:value-type="string">
            <text:p text:style-name="Table_20_Contents"><text:span text:style-name="Source_Text">~/.pub-cache/</text:span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</meta:generator>
    <dc:title>FireTodo — Flutter Port of a SwiftUI/Firebase Todo Application</dc:title>
    <dc:description/>
    <dc:subject/>
    <meta:keyword/>
    <meta:initial-creator>Engineering Team</meta:initial-creator>
    <dc:creator>Engineering Team</dc:creator>
    <meta:creation-date>2026-04-18T13:43:10Z</meta:creation-date>
    <dc:date>2026-04-18T13:43:10Z</dc:date>
    <meta:user-defined meta:name="date" meta:value-type="string">2026-04-18</meta:user-defined>
    <meta:user-defined meta:name="subtitle" meta:value-type="string">Project Report</meta:user-defined>
  </office:meta>
</office:document-meta>
</file>